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6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7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8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7" style:family="paragraph" style:parent-style-name="Standard">
      <style:paragraph-properties style:writing-mode="lr-tb"/>
      <style:text-properties fo:color="#000080" fo:font-size="10.5pt" style:font-size-asian="10.5pt" style:font-size-complex="10.5pt"/>
    </style:style>
    <style:style style:name="P18" style:family="paragraph" style:parent-style-name="Standard">
      <style:paragraph-properties style:writing-mode="lr-tb"/>
      <style:text-properties fo:font-size="10.5pt" style:font-size-asian="10.5pt" style:font-size-complex="10.5pt"/>
    </style:style>
    <style:style style:name="P19" style:family="paragraph" style:parent-style-name="Standard">
      <style:paragraph-properties style:text-autospace="ideograph-alpha" style:writing-mode="lr-tb"/>
      <style:text-properties fo:font-size="10.5pt" style:font-size-asian="10.5pt" style:font-size-complex="10.5pt"/>
    </style:style>
    <style:style style:name="P20" style:family="paragraph" style:parent-style-name="Standard">
      <style:paragraph-properties style:writing-mode="lr-tb"/>
      <style:text-properties fo:font-size="10.5pt" fo:language="en" fo:country="GB" style:font-size-asian="10.5pt" style:font-size-complex="10.5pt"/>
    </style:style>
    <style:style style:name="P21" style:family="paragraph" style:parent-style-name="Standard">
      <style:paragraph-properties style:text-autospace="ideograph-alpha" style:writing-mode="lr-tb"/>
      <style:text-properties fo:font-size="10.5pt" fo:language="en" fo:country="GB" style:font-size-asian="10.5pt" style:font-size-complex="10.5pt"/>
    </style:style>
    <style:style style:name="P22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3" style:family="paragraph" style:parent-style-name="Standard">
      <style:paragraph-properties style:text-autospace="ideograph-alpha" style:writing-mode="lr-tb"/>
      <style:text-properties fo:color="#000000" fo:font-size="10.5pt" style:font-size-asian="10.5pt" style:font-size-complex="10.5pt"/>
    </style:style>
    <style:style style:name="P24" style:family="paragraph" style:parent-style-name="Standard">
      <style:paragraph-properties style:text-autospace="ideograph-alpha" style:writing-mode="lr-tb"/>
      <style:text-properties fo:color="#000000" fo:font-size="10.5pt" fo:language="en" fo:country="GB" style:font-size-asian="10.5pt" style:font-size-complex="10.5pt"/>
    </style:style>
    <style:style style:name="P25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26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P27" style:family="paragraph" style:parent-style-name="Standard">
      <style:paragraph-properties fo:margin-left="1.251cm" fo:margin-right="0cm" fo:text-indent="0cm" style:auto-text-indent="false" style:writing-mode="lr-tb"/>
      <style:text-properties fo:font-size="11pt" fo:font-weight="bold" style:font-size-asian="11pt" style:font-size-complex="11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font-size="10.5pt" style:font-size-asian="10.5pt" style:font-size-complex="10.5pt"/>
    </style:style>
    <style:style style:name="P29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83caff" fo:font-size="10.5pt" style:font-size-asian="10.5pt" style:font-size-complex="10.5pt"/>
    </style:style>
    <style:style style:name="P30" style:family="paragraph" style:parent-style-name="Standard">
      <style:paragraph-properties fo:margin-left="2.501cm" fo:margin-right="0cm" fo:text-indent="0cm" style:auto-text-indent="false" style:writing-mode="lr-tb"/>
      <style:text-properties fo:font-size="11pt" style:font-size-asian="11pt" style:font-size-complex="11pt"/>
    </style:style>
    <style:style style:name="P31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bold" style:font-size-asian="11pt" style:font-size-complex="11pt"/>
    </style:style>
    <style:style style:name="P32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2.501cm" fo:margin-right="0cm" fo:text-indent="0cm" style:auto-text-indent="false" style:writing-mode="lr-tb"/>
      <style:text-properties fo:color="#000000" fo:font-size="11pt" style:font-size-asian="11pt" style:font-size-complex="11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36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37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38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4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text-properties fo:color="#0000ff"/>
    </style:style>
    <style:style style:name="P46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8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00f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DejaVu Sans"/>
    </style:style>
    <style:style style:name="T12" style:family="text">
      <style:text-properties style:font-name="Thorndale AM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ff"/>
    </style:style>
    <style:style style:name="T15" style:family="text">
      <style:text-properties fo:color="#0000ff" fo:font-size="10pt" style:font-size-asian="10pt" style:font-size-complex="10pt"/>
    </style:style>
  </office:automatic-styles>
  <office:body>
    <office:text text:use-soft-page-breaks="true">
      <text:tracked-changes>
        <text:changed-region text:id="ct158112512">
          <text:deletion>
            <office:change-info>
              <dc:creator>Hector </dc:creator>
              <dc:date>2010-01-25T20:56:00</dc:date>
            </office:change-info>
            <text:p text:style-name="P1">Especificación formal de los aspectos sintácticos del lenguaje. </text:p>
            <text:p text:style-name="P2"/>
          </text:deletion>
        </text:changed-region>
        <text:changed-region text:id="ct162500072">
          <text:deletion>
            <office:change-info>
              <dc:creator>Hector </dc:creator>
              <dc:date>2010-01-25T20:56:00</dc:date>
            </office:change-info>
            <text:p text:style-name="P3"><text:span text:style-name="T1"><text:s/></text:span></text:p>
          </text:deletion>
        </text:changed-region>
        <text:changed-region text:id="ct157092232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8348352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8274656">
          <text:deletion>
            <office:change-info>
              <dc:creator>Hector </dc:creator>
              <dc:date>2010-01-25T20:55:00</dc:date>
            </office:change-info>
            <text:p text:style-name="P4">Formalización de la sintaxis del lenguaje utilizando una gramática incontextual. Dicha gramática debe representar de manera natural las prioridades y la asociatividad de los operadores.</text:p>
          </text:deletion>
        </text:changed-region>
        <text:changed-region text:id="ct157091864">
          <text:deletion>
            <office:change-info>
              <dc:creator>Hector </dc:creator>
              <dc:date>2010-01-25T20:56:00</dc:date>
            </office:change-info>
            <text:p text:style-name="P4"/>
            <text:p text:style-name="P4"/>
          </text:deletion>
        </text:changed-region>
        <text:changed-region text:id="ct158273544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58281248">
          <text:format-change>
            <office:change-info>
              <dc:creator>ruben </dc:creator>
              <dc:date>2010-03-07T15:01:00</dc:date>
            </office:change-info>
          </text:format-change>
        </text:changed-region>
        <text:changed-region text:id="ct157459752">
          <text:deletion>
            <office:change-info>
              <dc:creator>ruben </dc:creator>
              <dc:date>2010-03-07T15:01:00</dc:date>
            </office:change-info>
            <text:p text:style-name="Standard"/>
          </text:deletion>
        </text:changed-region>
        <text:changed-region text:id="ct167595560">
          <text:insertion>
            <office:change-info>
              <dc:creator>ruben </dc:creator>
              <dc:date>2010-03-07T15:01:00</dc:date>
            </office:change-info>
          </text:insertion>
        </text:changed-region>
        <text:changed-region text:id="ct157966128">
          <text:insertion>
            <office:change-info>
              <dc:creator>ruben </dc:creator>
              <dc:date>2010-03-07T15:02:00</dc:date>
            </office:change-info>
          </text:insertion>
        </text:changed-region>
        <text:changed-region text:id="ct167891832">
          <text:format-change>
            <office:change-info>
              <dc:creator>ruben </dc:creator>
              <dc:date>2010-03-07T15:02:00</dc:date>
            </office:change-info>
          </text:format-change>
        </text:changed-region>
        <text:changed-region text:id="ct166341304">
          <text:insertion>
            <office:change-info>
              <dc:creator>ruben </dc:creator>
              <dc:date>2010-03-07T15:02:00</dc:date>
            </office:change-info>
          </text:insertion>
        </text:changed-region>
        <text:changed-region text:id="ct157686456">
          <text:deletion>
            <office:change-info>
              <dc:creator>ruben </dc:creator>
              <dc:date>2010-03-07T10:17:00</dc:date>
            </office:change-info>
            <text:p text:style-name="P5"/>
            <text:p text:style-name="P6"/>
          </text:deletion>
        </text:changed-region>
        <text:changed-region text:id="ct15889881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58592760">
          <text:deletion>
            <office:change-info>
              <dc:creator>ruben </dc:creator>
              <dc:date>2010-03-07T12:10:00</dc:date>
            </office:change-info>
            <text:p text:style-name="P7"><text:span text:style-name="T2">id</text:span></text:p>
          </text:deletion>
        </text:changed-region>
        <text:changed-region text:id="ct157028232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5828201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58119600">
          <text:deletion>
            <office:change-info>
              <dc:creator>ruben </dc:creator>
              <dc:date>2010-03-07T10:11:00</dc:date>
            </office:change-info>
            <text:p text:style-name="P8">OpNiv4 → not</text:p>
            <text:p text:style-name="P9">OpNiv4 → -</text:p>
            <text:p text:style-name="P9">OpNiv4 → (float)</text:p>
            <text:p text:style-name="P9">OpNiv4 → (int)</text:p>
            <text:p text:style-name="P9">OpNiv4 → (nat)</text:p>
            <text:p text:style-name="P8">OpNiv4 → (char)</text:p>
            <text:p text:style-name="P8">OpNiv3 → &gt;&gt;</text:p>
            <text:p text:style-name="P9">OpNiv3 → &lt;&lt;</text:p>
            <text:p text:style-name="P10"/>
            <text:p text:style-name="P8">OpNiv2 → *</text:p>
            <text:p text:style-name="P11">OpNiv2 → /</text:p>
            <text:p text:style-name="P11">OpNiv2 → %</text:p>
            <text:p text:style-name="P11">OpNiv2 → and</text:p>
            <text:p text:style-name="P10"/>
            <text:p text:style-name="P8">OpNiv1 → +</text:p>
            <text:p text:style-name="P11">OpNiv1 → -</text:p>
            <text:p text:style-name="P11">OpNiv1 → or</text:p>
            <text:p text:style-name="P10"/>
            <text:p text:style-name="P8">OpNiv0 → &lt;</text:p>
            <text:p text:style-name="P11">OpNiv0 → &gt;<text:tab/></text:p>
            <text:p text:style-name="P11">OpNiv0 → &lt;=<text:tab/></text:p>
            <text:p text:style-name="P11">OpNiv0 → &gt;=</text:p>
            <text:p text:style-name="P11">OpNiv0 → =</text:p>
            <text:p text:style-name="P11">OpNiv0 → =/=</text:p>
            <text:p text:style-name="P10"/>
            <text:p text:style-name="P10"/>
            <text:p text:style-name="P11">Literal → litCha</text:p>
            <text:p text:style-name="P10"/>
          </text:deletion>
        </text:changed-region>
        <text:changed-region text:id="ct157391744">
          <text:deletion>
            <office:change-info>
              <dc:creator>Hector </dc:creator>
              <dc:date>2010-01-23T16:21:00</dc:date>
            </office:change-info>
            <text:p text:style-name="P10">Boo</text:p>
          </text:deletion>
        </text:changed-region>
        <text:changed-region text:id="ct157391616">
          <text:deletion>
            <office:change-info>
              <dc:creator>ruben </dc:creator>
              <dc:date>2010-03-07T10:11:00</dc:date>
            </office:change-info>
            <text:p text:style-name="P10"><text:span text:style-name="T3">True</text:span></text:p>
            <text:p text:style-name="P8">Litera → litFalseLiteral → id</text:p>
            <text:p text:style-name="P11">Literal → litNat</text:p>
            <text:p text:style-name="P11">Literal → litFlo</text:p>
            <text:p text:style-name="P8">Literal → lit</text:p>
            <text:p text:style-name="P8">ExpresiónNiv4 → OpNiv4 ExpresiónNiv4</text:p>
            <text:p text:style-name="P11">ExpresiónNiv4 → | Expresión |</text:p>
            <text:p text:style-name="P11">ExpresiónNiv4 → ( Expresión )</text:p>
            <text:p text:style-name="P11">ExpresiónNiv4 → Literal</text:p>
            <text:p text:style-name="P8"/>
            <text:p text:style-name="P8">ExpresiónNiv3 → ExpresionNiv4 OpNiv3 ExpresiónNiv3</text:p>
            <text:p text:style-name="P11">ExpresiónNiv3 → ExpresiónNiv4</text:p>
            <text:p text:style-name="P8"/>
            <text:p text:style-name="P8">ExpresiónNiv2 → ExpresiónNiv2 OpNiv2 ExpresiónNiv3</text:p>
            <text:p text:style-name="P11">ExpresiónNiv2 → ExpresiónNiv3</text:p>
            <text:p text:style-name="P8"/>
            <text:p text:style-name="P8">ExpresiónNiv1 → ExpresiónNiv1 OpNiv1 ExpresiónNiv2</text:p>
            <text:p text:style-name="P11">ExpresiónNiv1 → ExpresiónNiv2</text:p>
            <text:p text:style-name="P8"/>
            <text:p text:style-name="P8">Expresión → ExpresiónNiv1 OpNiv0 ExpresiónNiv1 </text:p>
            <text:p text:style-name="P11">Expresión → ExpresiónNiv1</text:p>
            <text:p text:style-name="P8"/>
            <text:p text:style-name="P8">)</text:p>
            <text:p text:style-name="P11">InsEscritura → out(Expresion)</text:p>
            <text:p text:style-name="P11">InsAsignación → id := Expresión</text:p>
            <text:p text:style-name="P8">id</text:p>
          </text:deletion>
        </text:changed-region>
        <text:changed-region text:id="ct158898144">
          <text:deletion>
            <office:change-info>
              <dc:creator>Hector </dc:creator>
              <dc:date>2010-01-25T20:57:00</dc:date>
            </office:change-info>
            <text:p text:style-name="P8">v</text:p>
          </text:deletion>
        </text:changed-region>
        <text:changed-region text:id="ct158898048">
          <text:deletion>
            <office:change-info>
              <dc:creator>ruben </dc:creator>
              <dc:date>2010-03-07T10:11:00</dc:date>
            </office:change-info>
            <text:p text:style-name="P8">InsLectura → <text:s/>in(</text:p>
            <text:p text:style-name="P8">Instrucción → InsLectura</text:p>
            <text:p text:style-name="P11">Instrucción → InsEscritura</text:p>
            <text:p text:style-name="P11">Instrucción → InsAsignación</text:p>
            <text:p text:style-name="P8"/>
            <text:p text:style-name="P8"><text:span text:style-name="T4"/></text:p>
          </text:deletion>
        </text:changed-region>
        <text:changed-region text:id="ct158215392">
          <text:deletion>
            <office:change-info>
              <dc:creator>Hector </dc:creator>
              <dc:date>2010-01-25T20:58:00</dc:date>
            </office:change-info>
            <text:p text:style-name="P8"><text:span text:style-name="T4"/></text:p>
            <text:p text:style-name="P8"/>
          </text:deletion>
        </text:changed-region>
        <text:changed-region text:id="ct157928376">
          <text:deletion>
            <office:change-info>
              <dc:creator>ruben </dc:creator>
              <dc:date>2010-03-07T10:11:00</dc:date>
            </office:change-info>
            <text:p text:style-name="P8">Instrucciones → Instrucción ; Instrucciones</text:p>
            <text:p text:style-name="P8">Instrucciones → Instrucción</text:p>
            <text:p text:style-name="P8"/>
            <text:p text:style-name="P12"/>
            <text:p text:style-name="P13"/>
            <text:p text:style-name="P13">Tipo → Boolean</text:p>
            <text:p text:style-name="P13">Tipo → character</text:p>
            <text:p text:style-name="P13">Tipo → Float</text:p>
            <text:p text:style-name="P8">Tipo → Natural<text:span text:style-name="T5">ipo</text:span></text:p>
          </text:deletion>
        </text:changed-region>
        <text:changed-region text:id="ct158448240">
          <text:deletion>
            <office:change-info>
              <dc:creator>Hector </dc:creator>
              <dc:date>2010-01-23T16:22:00</dc:date>
            </office:change-info>
            <text:p text:style-name="P8"><text:span text:style-name="T4">t</text:span></text:p>
          </text:deletion>
        </text:changed-region>
        <text:changed-region text:id="ct157928736">
          <text:deletion>
            <office:change-info>
              <dc:creator>ruben </dc:creator>
              <dc:date>2010-03-07T10:11:00</dc:date>
            </office:change-info>
            <text:p text:style-name="P8"><text:span text:style-name="T5">TDeclaraciones → Declaración ; Declaraciones</text:span></text:p>
            <text:p text:style-name="P11">Declaraciones → Declaración</text:p>
            <text:p text:style-name="P12">Declaración → id : </text:p>
            <text:p text:style-name="P12">Programa → Declaraciones &amp; Instrucciones</text:p>
            <text:p text:style-name="P8"><text:span text:style-name="T4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2"><text:change text:change-id="ct158112512"/></text:p>
      <text:p text:style-name="P3">2.1. Descripción de los operadores<text:change text:change-id="ct162500072"/></text:p>
      <text:p text:style-name="P16"/>
      <text:p text:style-name="P22">Los operadores del lenguaje son los siguientes. Todos asocian a derechas, excepto los de nivel 3:</text:p>
      <text:p text:style-name="P30"><text:change-start text:change-id="ct157092232"/><text:span text:style-name="T7">Operador</text:span><text:change-end text:change-id="ct157092232"/><text:tab/><text:change-start text:change-id="ct158348352"/><text:span text:style-name="T7">Aridad:</text:span><text:change-end text:change-id="ct158348352"/></text:p>
      <text:p text:style-name="P27">Nivel 0 – menor prioridad</text:p>
      <text:p text:style-name="P30">&lt;<text:tab/>2</text:p>
      <text:p text:style-name="P30">&gt;<text:tab/>2</text:p>
      <text:p text:style-name="P30">&lt;=<text:tab/>2</text:p>
      <text:p text:style-name="P30">&gt;=<text:tab/>2</text:p>
      <text:p text:style-name="P30">=<text:tab/>2</text:p>
      <text:p text:style-name="P30">=/=<text:tab/>2</text:p>
      <text:p text:style-name="P27">Nivel 1</text:p>
      <text:p text:style-name="P30">+<text:tab/>2</text:p>
      <text:p text:style-name="P30">-<text:tab/>2</text:p>
      <text:p text:style-name="P30">or <text:tab/>2</text:p>
      <text:p text:style-name="P27">Nivel 2</text:p>
      <text:p text:style-name="P30">*<text:tab/>2</text:p>
      <text:p text:style-name="P30">/<text:tab/>2</text:p>
      <text:p text:style-name="P30">%<text:tab/>2</text:p>
      <text:p text:style-name="P30">and <text:tab/>2</text:p>
      <text:p text:style-name="P27">Nivel 3</text:p>
      <text:p text:style-name="P32">&gt;&gt;<text:tab/>2</text:p>
      <text:p text:style-name="P32">&lt;&lt;<text:tab/>2</text:p>
      <text:p text:style-name="P31">Nivel 4 – mayor prioridad</text:p>
      <text:p text:style-name="P30">not<text:tab/>1</text:p>
      <text:p text:style-name="P30">-<text:tab/>1</text:p>
      <text:p text:style-name="P30">(float)<text:tab/>1</text:p>
      <text:p text:style-name="P30">(int)<text:tab/>1</text:p>
      <text:p text:style-name="P30">(nat)<text:tab/>1</text:p>
      <text:p text:style-name="P30">(char)<text:tab/>1</text:p>
      <text:p text:style-name="P33">| |<text:tab/>1</text:p>
      <text:p text:style-name="P2"/>
      <text:p text:style-name="Standard"><text:span text:style-name="T9">2.2. Formalización de la sintaxis</text:span><text:span text:style-name="T10"> </text:span></text:p>
      <text:p text:style-name="P4"><text:change text:change-id="ct158274656"/><text:change text:change-id="ct157091864"/></text:p>
      <text:p text:style-name="P19"><text:change-start text:change-id="ct158273544"/>Programa → Declaraciones &amp; Instrucciones</text:p>
      <text:p text:style-name="P18"/>
      <text:p text:style-name="P18">Declaraciones → Declaración ; Declaraciones</text:p>
      <text:p text:style-name="P18">Declaraciones → Declaración</text:p>
      <text:p text:style-name="P7">Declaracion → DeclaracionTipo</text:p>
      <text:p text:style-name="P7">Declaracion → DeclaracionVariable</text:p>
      <text:p text:style-name="P7">Declaracion<text:change text:change-id="ct157459752"/><text:change-start text:change-id="ct167595560"/>Tipo <text:change-end text:change-id="ct167595560"/><text:change-start text:change-id="ct157966128"/><text:change-start text:change-id="ct167891832"/>→<text:change-end text:change-id="ct167891832"/> <text:change-end text:change-id="ct157966128"/>tipo id = Tipo<text:change-start text:change-id="ct158281248"/><text:change-end text:change-id="ct158281248"/><text:change-start text:change-id="ct166341304"/><text:change-end text:change-id="ct166341304"/></text:p>
      <text:p text:style-name="P7">DeclaraciónVarible → id : Tipo</text:p>
      <text:p text:style-name="P29"/>
      <text:p text:style-name="P23">Tipo → Boolean</text:p>
      <text:p text:style-name="P18">Tipo → character</text:p>
      <text:p text:style-name="P18">Tipo → Float</text:p>
      <text:p text:style-name="P18">Tipo → Natural</text:p>
      <text:p text:style-name="P7">Tipo → array [num] of Tipo</text:p>
      <text:p text:style-name="P7">Tipo → reg Campos <text:s/>freg</text:p>
      <text:p text:style-name="P7">Tipo → ^Tipo</text:p>
      <text:p text:style-name="P17"/>
      <text:p text:style-name="P17"><text:soft-page-break/></text:p>
      <text:p text:style-name="P7">Campos → Campos ';' Campo</text:p>
      <text:p text:style-name="P7">Campos → Campo</text:p>
      <text:p text:style-name="P7">Campo → id : Tipo</text:p>
      <text:p text:style-name="P28"/>
      <text:p text:style-name="P19">Instrucciones → Instrucción ; Instrucciones</text:p>
      <text:p text:style-name="P18">Instrucciones → Instrucción</text:p>
      <text:p text:style-name="P18">Instrucción → InsLectura</text:p>
      <text:p text:style-name="P18">Instrucción → InsEscritura</text:p>
      <text:p text:style-name="P18">Instrucción → InsAsignación</text:p>
      <text:p text:style-name="P7">Instrucción → InsCompuesta</text:p>
      <text:p text:style-name="P7">Instrucción → InsIf</text:p>
      <text:p text:style-name="P7">Instrucción → InsWhile</text:p>
      <text:p text:style-name="P7">Instrucción → InstruccionNew</text:p>
      <text:p text:style-name="P7">instrucción → InstruccionDel</text:p>
      <text:p text:style-name="P18"/>
      <text:p text:style-name="P18">InsLectura → <text:s/>in(id)</text:p>
      <text:p text:style-name="P18">InsEscritura → out(Expresion)</text:p>
      <text:p text:style-name="P7">InsAsignación → Mem := Expresión</text:p>
      <text:p text:style-name="P7"/>
      <text:p text:style-name="P7">Mem → id</text:p>
      <text:p text:style-name="P7">Mem → Mem^</text:p>
      <text:p text:style-name="P7">Mem → Mem[Exp]</text:p>
      <text:p text:style-name="P7">Mem → Mem.id</text:p>
      <text:p text:style-name="P7"/>
      <text:p text:style-name="P7">InsCompuesta → begin InsOpc</text:p>
      <text:p text:style-name="P7">InsOpc → <text:span text:style-name="T11">λ</text:span></text:p>
      <text:p text:style-name="P7"><text:span text:style-name="T12">InsOpc </text:span><text:span text:style-name="T12">→</text:span><text:span text:style-name="T12"> </text:span><text:span text:style-name="T12">I</text:span><text:span text:style-name="T12">nstrucciones</text:span></text:p>
      <text:p text:style-name="P6"/>
      <text:p text:style-name="P7"><text:span text:style-name="T12">InsIf → if Expresion then instrucción </text:span><text:span text:style-name="T12">Pelse</text:span></text:p>
      <text:p text:style-name="P7"><text:span text:style-name="T12">PElse </text:span><text:span text:style-name="T12">→</text:span><text:span text:style-name="T12"> </text:span><text:span text:style-name="T12">else I</text:span><text:span text:style-name="T12">nstrucción</text:span></text:p>
      <text:p text:style-name="P7"><text:span text:style-name="T12">PElse </text:span><text:span text:style-name="T12">→</text:span><text:span text:style-name="T12"> </text:span><text:span text:style-name="T11">λ</text:span></text:p>
      <text:p text:style-name="P26"/>
      <text:p text:style-name="P26">InsWhile → while Expresion do Instrucción </text:p>
      <text:p text:style-name="P6"><text:change-end text:change-id="ct158273544"/><text:change text:change-id="ct157686456"/><text:change-start text:change-id="ct158898816"/></text:p>
      <text:p text:style-name="P18">Expresión → ExpresiónNiv1 OpNiv0 ExpresiónNiv1 </text:p>
      <text:p text:style-name="P18">Expresión → ExpresiónNiv1</text:p>
      <text:p text:style-name="P18"/>
      <text:p text:style-name="P18">ExpresiónNiv1 → ExpresiónNiv1 OpNiv1 ExpresiónNiv2</text:p>
      <text:p text:style-name="P18">ExpresiónNiv1 → ExpresiónNiv2</text:p>
      <text:p text:style-name="P18"/>
      <text:p text:style-name="P18">ExpresiónNiv2 → ExpresiónNiv2 OpNiv2 ExpresiónNiv3</text:p>
      <text:p text:style-name="P18">ExpresiónNiv2 → ExpresiónNiv3</text:p>
      <text:p text:style-name="P18"/>
      <text:p text:style-name="P18">ExpresiónNiv3 → ExpresionNiv4 OpNiv3 ExpresiónNiv3</text:p>
      <text:p text:style-name="P18">ExpresiónNiv3 → ExpresiónNiv4</text:p>
      <text:p text:style-name="P18"/>
      <text:p text:style-name="P18">ExpresiónNiv4 → OpNiv4 ExpresiónNiv4</text:p>
      <text:p text:style-name="P18">ExpresiónNiv4 → | Expresión |</text:p>
      <text:p text:style-name="P18">ExpresiónNiv4 → ( Expresión )</text:p>
      <text:p text:style-name="P18">ExpresiónNiv4 → Literal</text:p>
      <text:p text:style-name="P18"/>
      <text:p text:style-name="P7">Literal → <text:change-end text:change-id="ct158898816"/><text:change text:change-id="ct158592760"/><text:change-start text:change-id="ct157028232"/>Mem<text:change-end text:change-id="ct157028232"/><text:change-start text:change-id="ct158282016"/></text:p>
      <text:p text:style-name="P21">Literal → litNat</text:p>
      <text:p text:style-name="P20">Literal → litFlo</text:p>
      <text:p text:style-name="P20">Literal → litTrue</text:p>
      <text:p text:style-name="P19">Litera → litFalse</text:p>
      <text:p text:style-name="P18"><text:soft-page-break/>Literal → litCha</text:p>
      <text:p text:style-name="P18"/>
      <text:p text:style-name="P18">OpNiv0 → &lt;</text:p>
      <text:p text:style-name="P18">OpNiv0 → &gt;<text:tab/></text:p>
      <text:p text:style-name="P18">OpNiv0 → &lt;=<text:tab/></text:p>
      <text:p text:style-name="P18">OpNiv0 → &gt;=</text:p>
      <text:p text:style-name="P18">OpNiv0 → =</text:p>
      <text:p text:style-name="P18">OpNiv0 → =/=</text:p>
      <text:p text:style-name="P18"/>
      <text:p text:style-name="P18">OpNiv1 → +</text:p>
      <text:p text:style-name="P18">OpNiv1 → -</text:p>
      <text:p text:style-name="P18">OpNiv1 → or</text:p>
      <text:p text:style-name="P18"/>
      <text:p text:style-name="P18">OpNiv2 → *</text:p>
      <text:p text:style-name="P18">OpNiv2 → /</text:p>
      <text:p text:style-name="P18">OpNiv2 → %</text:p>
      <text:p text:style-name="P18">OpNiv2 → and</text:p>
      <text:p text:style-name="P28"/>
      <text:p text:style-name="P19">OpNiv3 → &gt;&gt;</text:p>
      <text:p text:style-name="P18">OpNiv3 → &lt;&lt;</text:p>
      <text:p text:style-name="P18"/>
      <text:p text:style-name="P18">OpNiv4 → not</text:p>
      <text:p text:style-name="P18">OpNiv4 → -</text:p>
      <text:p text:style-name="P18">OpNiv4 → (float)</text:p>
      <text:p text:style-name="P21">OpNiv4 → (int)</text:p>
      <text:p text:style-name="P20">OpNiv4 → (nat)</text:p>
      <text:p text:style-name="P24">OpNiv4 → (char)</text:p>
      <text:p text:style-name="P8"><text:change-end text:change-id="ct158282016"/><text:change text:change-id="ct158119600"/><text:change text:change-id="ct157391744"/><text:change text:change-id="ct157391616"/><text:change text:change-id="ct158898144"/><text:change text:change-id="ct158898048"/><text:change text:change-id="ct158215392"/><text:change text:change-id="ct157928376"/><text:change text:change-id="ct158448240"/><text:change text:change-id="ct157928736"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3-07T15:02:27</dc:date>
    <dc:creator>ruben </dc:creator>
    <meta:editing-duration>PT03H06M37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3" meta:paragraph-count="176" meta:word-count="604" meta:character-count="3567"/>
  </office:meta>
</office:document-meta>
</file>